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UMA PUMASUPA, HAYDE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047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7477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UMA PUMASUPA, HAYDE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047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 747 7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700</text:p>
          </table:table-cell>
          <table:table-cell table:style-name="Tableau1.D2" office:value-type="string">
            <text:p text:style-name="P8">161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5276856</text:p>
          </table:table-cell>
          <table:table-cell table:style-name="Tabla2.D3" office:value-type="string">
            <text:p text:style-name="P23">22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9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0:39:5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